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);&quot;)&quot;)" office:value-type="string" office:string-value="sn(112)">
            <text:p>sn(11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;[.M2])" office:value-type="float" office:value="2">
            <text:p>2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;[.M3])" office:value-type="float" office:value="1">
            <text:p>1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0:52">
            <text:p>2019/8/8 8:1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;[.M4])" office:value-type="float" office:value="10">
            <text:p>1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;[.M5])" office:value-type="float" office:value="17">
            <text:p>17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;[.M6])" office:value-type="float" office:value="1">
            <text:p>1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;[.M7])" office:value-type="float" office:value="44">
            <text:p>44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;[.M8])" office:value-type="float" office:value="1">
            <text:p>1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;[.M9])" office:value-type="float" office:value="2">
            <text:p>2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;[.M10])" office:value-type="float" office:value="17">
            <text:p>17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;[.M12])" office:value-type="float" office:value="1">
            <text:p>1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;[.M13])" office:value-type="float" office:value="11">
            <text:p>1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9:47">
            <text:p>2019/8/8 8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2:43">
            <text:p>2019/8/8 8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3:37">
            <text:p>2019/8/8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i.f.=te-5,R=2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18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6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8:57:38.01">
            <text:p>2019/8/12 8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9:00:07">
            <text:p>2019/8/12 9:0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number-columns-repeated="2" table:style-name="ce6" office:value-type="string">
            <text:p>rev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ech=LH;move;position,fret=3-5,str=6-5-4,R=1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6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09T07:50:46.04">
            <text:p>2019/9/9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f-42</text:p>
          </table:table-cell>
          <table:table-cell table:style-name="ce14" office:value-type="string">
            <text:p>k.D,sec=A,R=1,sec=B,R=2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te-10</text:p>
          </table:table-cell>
          <table:table-cell table:style-name="ce14" office:value-type="string">
            <text:p>rev,R=3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f-43</text:p>
          </table:table-cell>
          <table:table-cell table:style-name="ce14" office:value-type="string">
            <text:p>cp=C△-D△+10,R=4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4">
            <text:p>4</text:p>
          </table:table-cell>
          <table:table-cell table:style-name="ce14" office:value-type="string">
            <text:p>c.p.-10</text:p>
          </table:table-cell>
          <table:table-cell table:style-name="ce14" office:value-type="string">
            <text:p>rev 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string">
            <text:p>f-44</text:p>
          </table:table-cell>
          <table:table-cell table:style-name="ce14" office:value-type="string">
            <text:p>R=5,cp=c.p.-10</text:p>
          </table:table-cell>
          <table:table-cell table:number-columns-repeated="1014"/>
        </table:table-row>
        <table:table-row table:style-name="ro4" table:number-rows-repeated="2">
          <table:table-cell table:number-columns-repeated="4"/>
          <table:table-cell table:style-name="ce14" table:number-columns-repeated="3"/>
          <table:table-cell table:number-columns-repeated="1014"/>
        </table:table-row>
        <table:table-row table:style-name="ro4" table:number-rows-repeated="15">
          <table:table-cell table:number-columns-repeated="1021"/>
        </table:table-row>
        <table:table-row table:style-name="ro4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76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177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78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179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80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81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9" table:formula="of:=[.D183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84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" table:formula="of:=[.D185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 table:number-columns-repeated="1012"/>
        </table:table-row>
        <table:table-row table:style-name="ro4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1048382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);&quot;)&quot;)" office:value-type="string" office:string-value="sn(112)">
            <text:p>sn(11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28" office:value-type="float" office:value="1">
            <text:p>1</text:p>
          </table:table-cell>
          <table:table-cell table:style-name="ce30"/>
          <table:table-cell table:style-name="ce31"/>
          <table:table-cell table:style-name="ce28"/>
          <table:table-cell table:style-name="ce30"/>
          <table:table-cell table:style-name="ce32"/>
          <table:table-cell table:style-name="ce29"/>
          <table:table-cell table:style-name="ce30"/>
          <table:table-cell table:style-name="ce33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__kb;[.M2])" office:value-type="float" office:value="0">
            <text:p>0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28"/>
          <table:table-cell table:style-name="ce30"/>
          <table:table-cell table:style-name="ce31"/>
          <table:table-cell table:style-name="ce30" table:number-columns-repeated="2"/>
          <table:table-cell table:style-name="ce32"/>
          <table:table-cell table:style-name="ce28"/>
          <table:table-cell table:style-name="ce30"/>
          <table:table-cell table:style-name="ce33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__kb;[.M3])" office:value-type="float" office:value="0">
            <text:p>0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28"/>
          <table:table-cell table:style-name="ce30"/>
          <table:table-cell table:style-name="ce31"/>
          <table:table-cell table:style-name="ce30" table:number-columns-repeated="2"/>
          <table:table-cell table:style-name="ce32"/>
          <table:table-cell table:style-name="ce28"/>
          <table:table-cell table:style-name="ce30"/>
          <table:table-cell table:style-name="ce33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__kb;[.M4])" office:value-type="float" office:value="0">
            <text:p>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29" table:number-columns-repeated="2"/>
          <table:table-cell table:style-name="ce31"/>
          <table:table-cell table:style-name="ce30" table:number-columns-repeated="2"/>
          <table:table-cell table:style-name="ce32"/>
          <table:table-cell table:style-name="ce29"/>
          <table:table-cell table:style-name="ce30"/>
          <table:table-cell table:style-name="ce33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__kb;[.M5])" office:value-type="float" office:value="0">
            <text:p>0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29" table:number-columns-repeated="2"/>
          <table:table-cell table:style-name="ce31"/>
          <table:table-cell table:style-name="ce30" table:number-columns-repeated="2"/>
          <table:table-cell table:style-name="ce32"/>
          <table:table-cell table:style-name="ce29"/>
          <table:table-cell table:style-name="ce30"/>
          <table:table-cell table:style-name="ce33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__kb;[.M6])" office:value-type="float" office:value="0">
            <text:p>0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09T07:50:20">
            <text:p>2019/9/9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__kb;[.M7])" office:value-type="float" office:value="0">
            <text:p>0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__kb;[.M8])" office:value-type="float" office:value="0">
            <text:p>0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f-42</text:p>
          </table:table-cell>
          <table:table-cell table:style-name="ce14" office:value-type="string">
            <text:p>k.D,sec=A,R=1,sec=B,R=2 </text:p>
          </table:table-cell>
          <table:table-cell table:number-columns-repeated="3"/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__kb;[.M9])" office:value-type="float" office:value="0">
            <text:p>0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te-10</text:p>
          </table:table-cell>
          <table:table-cell table:style-name="ce14" office:value-type="string">
            <text:p>rev,R=3 </text:p>
          </table:table-cell>
          <table:table-cell table:number-columns-repeated="3"/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__kb;[.M10])" office:value-type="float" office:value="0">
            <text:p>0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f-43</text:p>
          </table:table-cell>
          <table:table-cell table:style-name="ce14" office:value-type="string">
            <text:p>cp=C△-D△+10,R=4 </text:p>
          </table:table-cell>
          <table:table-cell table:number-columns-repeated="3"/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__kb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14" office:value-type="float" office:value="4">
            <text:p>4</text:p>
          </table:table-cell>
          <table:table-cell table:style-name="ce14" office:value-type="string">
            <text:p>c.p.-10</text:p>
          </table:table-cell>
          <table:table-cell table:style-name="ce14" office:value-type="string">
            <text:p>rev </text:p>
          </table:table-cell>
          <table:table-cell table:number-columns-repeated="3"/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__kb;[.M12])" office:value-type="float" office:value="0">
            <text:p>0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4"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string">
            <text:p>f-44</text:p>
          </table:table-cell>
          <table:table-cell table:style-name="ce14" office:value-type="string">
            <text:p>R=5,cp=c.p.-10</text:p>
          </table:table-cell>
          <table:table-cell table:number-columns-repeated="3"/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__kb;[.M13])" office:value-type="float" office:value="0">
            <text:p>0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4" table:number-rows-repeated="2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 table:number-rows-repeated="15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2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3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4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5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table:formula="of:=[.D36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table:formula="of:=[.D37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table:formula="of:=[.D39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table:formula="of:=[.D40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table:formula="of:=[.D41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 table:number-rows-repeated="102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 table:number-rows-repeated="26">
          <table:table-cell table:number-columns-repeated="1021"/>
        </table:table-row>
        <table:table-row table:style-name="ro4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4" table:number-rows-repeated="1048392">
          <table:table-cell table:number-columns-repeated="1021"/>
        </table:table-row>
        <table:table-row table:style-name="ro4">
          <table:table-cell table:number-columns-repeated="1021"/>
        </table:table-row>
      </table:table>
      <table:database-ranges>
        <table:database-range table:target-range-address="gt.A2:gt.I13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5" table:on-update-keep-styles="true" table:on-update-keep-size="false"/>
        <table:database-range table:name="range_genre" table:target-range-address="gt.G2:gt.G150" table:on-update-keep-styles="true" table:on-update-keep-size="false"/>
        <table:database-range table:name="range_genre__kb" table:target-range-address="kb.G2:kb.G150"/>
        <table:database-range table:name="range_sn" table:target-range-address="gt.A2:gt.A150" table:on-update-keep-styles="true" table:on-update-keep-size="false"/>
        <table:database-range table:name="range_sn__kb" table:target-range-address="kb.A2:kb.A15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2019/09/09</text:date>, <text:time>07:5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09T07:50:45.82</dc:date>
    <dc:creator>iwabuchi ken</dc:creator>
    <meta:editing-duration>PT13H56M1S</meta:editing-duration>
    <meta:editing-cycles>111</meta:editing-cycles>
    <meta:generator>OpenOffice/4.1.3$Win32 OpenOffice.org_project/413m1$Build-9783</meta:generator>
    <meta:document-statistic meta:table-count="2" meta:cell-count="1635" meta:object-count="0"/>
    <meta:user-defined meta:name="sheets-banding"/>
    <meta:user-defined meta:name="sheets-original-selection"/>
  </office:meta>
</office:document-meta>
</file>